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221000032A6F458D590.svm"/>
  <manifest:file-entry manifest:media-type="" manifest:full-path="Pictures/2000000700001C870000128190F5A0A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2.832cm" svg:height="12.966cm" draw:z-index="0"><draw:image xlink:href="Pictures/2000000700003221000032A6F458D590.svm" xlink:type="simple" xlink:show="embed" xlink:actuate="onLoad"/></draw:frame></text:p>
      <text:p text:style-name="Standard">All Pin 4's are 220 R to +5V</text:p>
      <text:p text:style-name="Standard">Blue points 10k to +5V</text:p>
      <text:p text:style-name="Standard">No short to GND to +5V</text:p>
      <text:p text:style-name="Standard"/>
      <text:p text:style-name="Standard"><draw:frame draw:style-name="fr2" draw:name="graphics2" text:anchor-type="paragraph" svg:x="4.849cm" svg:y="1cm" svg:width="7.303cm" svg:height="4.738cm" draw:z-index="1"><draw:image xlink:href="Pictures/2000000700001C870000128190F5A0AD.svm" xlink:type="simple" xlink:show="embed" xlink:actuate="onLoad"/></draw:frame></text:p>
      <text:p text:style-name="Standard"/>
      <text:p text:style-name="Standard"/>
      <text:p text:style-name="Standard">Red-Red 1k8</text:p>
      <text:p text:style-name="Standard">Yellow-Yellow 1k8</text:p>
      <text:p text:style-name="Standard">Green-Green 220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5-04-18T11:56:07.31</meta:creation-date>
    <dc:date>2015-04-18T12:43:20.24</dc:date>
    <dc:creator>jason hotchkiss</dc:creator>
    <meta:editing-duration>PT47M13S</meta:editing-duration>
    <meta:editing-cycles>2</meta:editing-cycles>
    <meta:generator>OpenOffice/4.1.1$Win32 OpenOffice.org_project/411m6$Build-9775</meta:generator>
    <meta:document-statistic meta:table-count="0" meta:image-count="2" meta:object-count="0" meta:page-count="1" meta:paragraph-count="6" meta:word-count="25" meta:character-count="116"/>
  </office:meta>
</office:document-meta>
</file>